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pt" style:font-size-asian="1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fo:line-height="100%"/>
      <style:text-properties fo:color="#ff0000"/>
    </style:style>
    <style:style style:name="P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text-properties style:font-name="Arial1" fo:font-size="12pt" style:font-size-asian="12pt" style:font-name-complex="Arial2" style:font-size-complex="12pt"/>
    </style:style>
    <style:style style:name="P9" style:family="paragraph" style:parent-style-name="List_20_Paragraph" style:list-style-name="WWNum13"/>
    <style:style style:name="P10" style:family="paragraph" style:parent-style-name="List_20_Paragraph" style:list-style-name="WWNum22"/>
    <style:style style:name="P11" style:family="paragraph" style:parent-style-name="List_20_Paragraph" style:list-style-name="WWNum23"/>
    <style:style style:name="P12" style:family="paragraph" style:parent-style-name="List_20_Paragraph" style:list-style-name="WWNum24"/>
    <style:style style:name="P13" style:family="paragraph" style:parent-style-name="List_20_Paragraph">
      <style:paragraph-properties fo:margin-top="0cm" fo:margin-bottom="0cm" fo:line-height="100%"/>
    </style:style>
    <style:style style:name="P14" style:family="paragraph" style:parent-style-name="List_20_Paragraph" style:list-style-name="WWNum1">
      <style:paragraph-properties fo:margin-top="0cm" fo:margin-bottom="0cm" fo:line-height="100%"/>
    </style:style>
    <style:style style:name="P15" style:family="paragraph" style:parent-style-name="List_20_Paragraph" style:list-style-name="WWNum2">
      <style:paragraph-properties fo:margin-top="0cm" fo:margin-bottom="0cm" fo:line-height="100%"/>
    </style:style>
    <style:style style:name="P16" style:family="paragraph" style:parent-style-name="List_20_Paragraph" style:list-style-name="WWNum3">
      <style:paragraph-properties fo:margin-top="0cm" fo:margin-bottom="0cm" fo:line-height="100%"/>
    </style:style>
    <style:style style:name="P17" style:family="paragraph" style:parent-style-name="List_20_Paragraph" style:list-style-name="WWNum4">
      <style:paragraph-properties fo:margin-top="0cm" fo:margin-bottom="0cm" fo:line-height="100%"/>
    </style:style>
    <style:style style:name="P18" style:family="paragraph" style:parent-style-name="List_20_Paragraph" style:list-style-name="WWNum5">
      <style:paragraph-properties fo:margin-top="0cm" fo:margin-bottom="0cm" fo:line-height="100%"/>
    </style:style>
    <style:style style:name="P19" style:family="paragraph" style:parent-style-name="List_20_Paragraph" style:list-style-name="WWNum6">
      <style:paragraph-properties fo:margin-top="0cm" fo:margin-bottom="0cm" fo:line-height="100%"/>
    </style:style>
    <style:style style:name="P20" style:family="paragraph" style:parent-style-name="List_20_Paragraph" style:list-style-name="WWNum7">
      <style:paragraph-properties fo:margin-top="0cm" fo:margin-bottom="0cm" fo:line-height="100%"/>
    </style:style>
    <style:style style:name="P21" style:family="paragraph" style:parent-style-name="List_20_Paragraph" style:list-style-name="WWNum8">
      <style:paragraph-properties fo:margin-top="0cm" fo:margin-bottom="0cm" fo:line-height="100%"/>
    </style:style>
    <style:style style:name="P22" style:family="paragraph" style:parent-style-name="List_20_Paragraph" style:list-style-name="WWNum9">
      <style:paragraph-properties fo:margin-top="0cm" fo:margin-bottom="0cm" fo:line-height="100%"/>
    </style:style>
    <style:style style:name="P23" style:family="paragraph" style:parent-style-name="List_20_Paragraph" style:list-style-name="WWNum12">
      <style:paragraph-properties fo:margin-top="0cm" fo:margin-bottom="0cm" fo:line-height="100%"/>
    </style:style>
    <style:style style:name="P24" style:family="paragraph" style:parent-style-name="List_20_Paragraph" style:list-style-name="WWNum14">
      <style:paragraph-properties fo:margin-top="0cm" fo:margin-bottom="0cm" fo:line-height="100%"/>
    </style:style>
    <style:style style:name="P25" style:family="paragraph" style:parent-style-name="List_20_Paragraph" style:list-style-name="WWNum15">
      <style:paragraph-properties fo:margin-top="0cm" fo:margin-bottom="0cm" fo:line-height="100%"/>
    </style:style>
    <style:style style:name="P26" style:family="paragraph" style:parent-style-name="List_20_Paragraph" style:list-style-name="WWNum16">
      <style:paragraph-properties fo:margin-top="0cm" fo:margin-bottom="0cm" fo:line-height="100%"/>
    </style:style>
    <style:style style:name="P27" style:family="paragraph" style:parent-style-name="List_20_Paragraph" style:list-style-name="WWNum17">
      <style:paragraph-properties fo:margin-top="0cm" fo:margin-bottom="0cm" fo:line-height="100%"/>
    </style:style>
    <style:style style:name="P28" style:family="paragraph" style:parent-style-name="List_20_Paragraph" style:list-style-name="WWNum18">
      <style:paragraph-properties fo:margin-top="0cm" fo:margin-bottom="0cm" fo:line-height="100%"/>
    </style:style>
    <style:style style:name="P29" style:family="paragraph" style:parent-style-name="List_20_Paragraph" style:list-style-name="WWNum19">
      <style:paragraph-properties fo:margin-top="0cm" fo:margin-bottom="0cm" fo:line-height="100%"/>
    </style:style>
    <style:style style:name="P30" style:family="paragraph" style:parent-style-name="List_20_Paragraph" style:list-style-name="WWNum20">
      <style:paragraph-properties fo:margin-top="0cm" fo:margin-bottom="0cm" fo:line-height="100%"/>
    </style:style>
    <style:style style:name="P31" style:family="paragraph" style:parent-style-name="List_20_Paragraph" style:list-style-name="WWNum21">
      <style:paragraph-properties fo:margin-top="0cm" fo:margin-bottom="0cm" fo:line-height="100%"/>
    </style:style>
    <style:style style:name="P32" style:family="paragraph" style:parent-style-name="List_20_Paragraph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33" style:family="paragraph" style:parent-style-name="List_20_Paragraph">
      <style:paragraph-properties fo:margin-top="0cm" fo:margin-bottom="0cm" fo:line-height="100%"/>
      <style:text-properties fo:color="#000000"/>
    </style:style>
    <style:style style:name="P34" style:family="paragraph" style:parent-style-name="List_20_Paragraph">
      <style:paragraph-properties fo:margin-top="0cm" fo:margin-bottom="0cm" fo:line-height="100%"/>
      <style:text-properties fo:color="#ff0000"/>
    </style:style>
    <style:style style:name="P3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T3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1" fo:font-size="12pt" fo:language="en" fo:country="US" style:font-size-asian="12pt" style:font-name-complex="Arial2" style:font-size-complex="12pt"/>
    </style:style>
    <style:style style:name="T5" style:family="text">
      <style:text-properties style:font-name="Arial1" fo:font-size="12pt" fo:language="en" fo:country="US" fo:font-weight="bold" style:font-size-asian="12pt" style:font-weight-asian="bold" style:font-name-complex="Arial2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text:display="none"/>
    </style:style>
    <style:style style:name="T8" style:family="text">
      <style:text-properties style:language-asian="fr" style:country-asian="FR" style:font-name-complex="F"/>
    </style:style>
    <style:style style:name="T9" style:family="text">
      <style:text-properties fo:language="en" fo:country="US"/>
    </style:style>
    <style:style style:name="T10" style:family="text">
      <style:text-properties fo:color="#ff0000"/>
    </style:style>
    <style:style style:name="T11" style:family="text">
      <style:text-properties fo:color="#ff0000" fo:language="en" fo:country="US"/>
    </style:style>
    <style:style style:name="T12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émoire de configuration pour Windows</text:span></text:p>
      <text:p text:style-name="Contents_20_Heading">Contenu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1270_857297168">Chapitre 1 : Comment configurer son environnement Git pour envoyer des codes à distance avec le protocole SSH sur GitLab?<text:tab/>1</text:a></text:p>
          <text:p text:style-name="P35"><text:a xlink:type="simple" xlink:href="#__RefHeading__1272_857297168">Chapitre 2 : Comment configurer Node.JS et Npm derrière un proxy d’entreprise ?<text:tab/>2</text:a></text:p>
          <text:p text:style-name="P35"><text:a xlink:type="simple" xlink:href="#__RefHeading__1274_857297168">Chapitre 3 : Comment installer Chocolatery ?<text:tab/>2</text:a></text:p>
          <text:p text:style-name="P35"><text:a xlink:type="simple" xlink:href="#__RefHeading__1276_857297168">Chapitre 4 : Comment installer Gradle 4.10.1 ?<text:tab/>3</text:a></text:p>
          <text:p text:style-name="P35"><text:a xlink:type="simple" xlink:href="#__RefHeading__1278_857297168">Chapitre 5 : Comment fusionner deux branches sur Git ?<text:tab/>3</text:a></text:p>
          <text:p text:style-name="P35"><text:a xlink:type="simple" xlink:href="#__RefHeading__1280_857297168">Chapitre 6 : Comment supprimer des branches distantes sur Git ?<text:tab/>3</text:a></text:p>
          <text:p text:style-name="P35"><text:a xlink:type="simple" xlink:href="#__RefHeading__1282_857297168">Chapitre 7 : Comment appliquer les commits de la branche 1 sur la branche 2 avec Git ?<text:tab/>4</text:a></text:p>
          <text:p text:style-name="P35"><text:a xlink:type="simple" xlink:href="#__RefHeading__1284_857297168">Chapitre 8 : Comment installer le serveur Neo4J ?<text:tab/>4</text:a></text:p>
          <text:p text:style-name="P35"><text:a xlink:type="simple" xlink:href="#__RefHeading__1286_857297168">Chapitre 9 : Comment surmonter l’erreur « Erreur : impossible de trouver ou charger la classe principale » dans IntelliJ ?<text:tab/>5</text:a></text:p>
          <text:p text:style-name="P35"><text:a xlink:type="simple" xlink:href="#__RefHeading__1288_857297168">Chapitre 10 : Comment installer le serveur de MongoDB ?<text:tab/>5</text:a></text:p>
          <text:p text:style-name="P35"><text:a xlink:type="simple" xlink:href="#__RefHeading__1290_857297168">Chapitre 11 : Comment ajouter une clé SSH dans un compte GitHub ?<text:tab/>5</text:a></text:p>
          <text:p text:style-name="P35"><text:a xlink:type="simple" xlink:href="#__RefHeading__1292_857297168">Chapitre 12 : Comment convertir un fichier SQL vers un fichier JDL sur une machine Windows ?<text:tab/>6</text:a></text:p>
          <text:p text:style-name="P35"><text:a xlink:type="simple" xlink:href="#__RefHeading__1294_857297168">Chapitre 13 : Comment générer une clé SSH ?<text:tab/>6</text:a></text:p>
          <text:p text:style-name="P35"><text:a xlink:type="simple" xlink:href="#__RefHeading__1296_857297168">Chapitre 14 : Comment installer Java Cryptography Extension pour JDK 7 ?<text:tab/>6</text:a></text:p>
          <text:p text:style-name="P35"><text:a xlink:type="simple" xlink:href="#__RefHeading__1298_857297168">Chapitre 15 : Comment installer le plugin SonarLint sur IntelliJ ?<text:tab/>6</text:a></text:p>
          <text:p text:style-name="P35"><text:a xlink:type="simple" xlink:href="#__RefHeading__1300_857297168">Chapitre 16 : Comment tirer une branche en local depuis un commit donné sur Git ?<text:tab/>7</text:a></text:p>
          <text:p text:style-name="P35"><text:a xlink:type="simple" xlink:href="#__RefHeading__1302_857297168">Chapitre 17 : Comment envoyer une branche créée en locale vers le serveur distant sur Git ?<text:tab/>7</text:a></text:p>
          <text:p text:style-name="P35"><text:a xlink:type="simple" xlink:href="#__RefHeading__1304_857297168">Chapitre 18 : Comment installer Apache Tomcat 8.0 ?<text:tab/>7</text:a></text:p>
          <text:p text:style-name="P35"><text:a xlink:type="simple" xlink:href="#__RefHeading__1306_857297168">Chapitre 19 : Comment créer un WAR sur IntelliJ ?<text:tab/>9</text:a></text:p>
          <text:p text:style-name="P35"><text:a xlink:type="simple" xlink:href="#__RefHeading__1308_857297168">Chapitre 20 : Comment supprimer un commit à distance sur Git ?<text:tab/>9</text:a></text:p>
          <text:p text:style-name="P35"><text:a xlink:type="simple" xlink:href="#__RefHeading__1310_857297168">Chapitre 21 : Comment voir les logs de Catalina.out de Tomcat 7 dans Linux Red Hat ?<text:tab/>9</text:a></text:p>
        </text:index-body>
      </text:table-of-content>
      <text:p text:style-name="Standard"><text:a xlink:type="simple" xlink:href="#_Toc529201159" text:style-name="Internet_20_link" text:visited-style-name="Visited_20_Internet_20_Link"/></text:p>
      <text:list xml:id="list6554046512845786407" text:style-name="Outline">
        <text:list-item>
          <text:h text:style-name="P7" text:outline-level="1"><text:bookmark-start text:name="__RefHeading__1270_857297168"/><text:bookmark-start text:name="_Toc529201159"/><text:span text:style-name="T1">Chapitre 1 : Comment configurer son environnement Git pour envoyer des codes à distance avec le protocole SSH sur GitLab?</text:span><text:bookmark-end text:name="__RefHeading__1270_857297168"/><text:bookmark-end text:name="_Toc529201159"/></text:h>
        </text:list-item>
      </text:list>
      <text:p text:style-name="P3"/>
      <text:list xml:id="list2874994713727474324" text:style-name="WWNum1">
        <text:list-item>
          <text:p text:style-name="P14"><text:span text:style-name="T1">Ouvrir Git Bash.</text:span></text:p>
        </text:list-item>
        <text:list-item>
          <text:p text:style-name="P14"><text:span text:style-name="T1">Se placer dans le dossier principal.</text:span></text:p>
        </text:list-item>
        <text:list-item>
          <text:p text:style-name="P14"><text:span text:style-name="T1">Taper la commande : </text:span><text:span text:style-name="T3">git config --global color.diff auto</text:span><text:span text:style-name="T1"> dans Git Bash.</text:span></text:p>
        </text:list-item>
        <text:list-item>
          <text:p text:style-name="P14"><text:span text:style-name="T1">Taper la commande : </text:span><text:span text:style-name="T3">git config --global color.status auto</text:span><text:span text:style-name="T1"> dans Git Bash.</text:span></text:p>
        </text:list-item>
        <text:list-item>
          <text:p text:style-name="P14"><text:span text:style-name="T1">Taper la commande : </text:span><text:span text:style-name="T3">git config --global color.branch auto</text:span><text:span text:style-name="T1"> dans Git Bash.</text:span></text:p>
        </text:list-item>
        <text:list-item>
          <text:p text:style-name="P14"><text:soft-page-break/><text:span text:style-name="T1">Taper la commande : </text:span><text:span text:style-name="T3">git config --global user.name "votre_pseudo"</text:span><text:span text:style-name="T1"> dans Git Bash.</text:span></text:p>
        </text:list-item>
        <text:list-item>
          <text:p text:style-name="P14"><text:span text:style-name="T1">Taper la commande : </text:span><text:span text:style-name="T3">git config --global user.email "moi@email.com"</text:span><text:span text:style-name="T1"> dans Git Bash.</text:span></text:p>
        </text:list-item>
        <text:list-item>
          <text:p text:style-name="P14"><text:span text:style-name="T1">Taper la commande : </text:span><text:span text:style-name="T3">git init</text:span><text:span text:style-name="T1"> dans Git Bash.</text:span></text:p>
        </text:list-item>
        <text:list-item>
          <text:p text:style-name="P14"><text:span text:style-name="T1">Taper la commande : </text:span><text:span text:style-name="T3">git branch nom_nouvelle_branche</text:span><text:span text:style-name="T1"> dans Git Bash pour tirer une nouvelle branche.</text:span></text:p>
        </text:list-item>
        <text:list-item>
          <text:p text:style-name="P14"><text:span text:style-name="T1">Taper la commande : </text:span><text:span text:style-name="T3">git checkout nom_nouvelle_branche</text:span><text:span text:style-name="T1"> dans Git Bash pour changer de branche.</text:span></text:p>
        </text:list-item>
        <text:list-item>
          <text:p text:style-name="P14"><text:span text:style-name="T1">Taper la commande : </text:span><text:span text:style-name="T3">git push origin origin:refs/heads/nom_nouvelle_branche</text:span><text:span text:style-name="T1"> dans Git Bash pour créer une branche sur le serveur.</text:span></text:p>
        </text:list-item>
        <text:list-item>
          <text:p text:style-name="P14"><text:span text:style-name="T1">Taper la commande : </text:span><text:span text:style-name="T3">git branch --d nom_nouvelle_branche</text:span><text:span text:style-name="T1"> dans Git Bash pour supprimer une branche locale.</text:span></text:p>
        </text:list-item>
        <text:list-item>
          <text:p text:style-name="P14"><text:span text:style-name="T1">Taper la commande : </text:span><text:span text:style-name="T3">git branch --track Jason origin/Jason</text:span><text:span text:style-name="T1"> dans Git Bash pour traquer les modifications d’une branche du serveur.</text:span></text:p>
        </text:list-item>
        <text:list-item>
          <text:p text:style-name="P14"><text:span text:style-name="T1">Taper la commande : </text:span><text:span text:style-name="T3">git add new_modified_files</text:span><text:span text:style-name="T1"> dans Git Bash pour faire un commit à la fin.</text:span></text:p>
        </text:list-item>
        <text:list-item>
          <text:p text:style-name="P14"><text:span text:style-name="T1">Taper la commande : </text:span><text:span text:style-name="T3">git commit -a -m "your_message" </text:span><text:span text:style-name="T1">dans Git Bash pour faire un commit.</text:span></text:p>
        </text:list-item>
        <text:list-item>
          <text:p text:style-name="P14"><text:span text:style-name="T1">Taper la commande : </text:span><text:span text:style-name="T3">git checkout nom_nouvelle_branche</text:span><text:span text:style-name="T1"> dans Git Bash pour changer de branche en local.</text:span></text:p>
        </text:list-item>
        <text:list-item>
          <text:p text:style-name="P14"><text:span text:style-name="T1">Taper la commande : </text:span><text:span text:style-name="T3">git commit -a -m "your_message" </text:span><text:span text:style-name="T1">dans Git Bash pour commiter.</text:span></text:p>
        </text:list-item>
        <text:list-item>
          <text:p text:style-name="P14"><text:span text:style-name="T1">Taper la commande : git push dans Git Bash pour envoyer les modifications sur le serveur distant.</text:span></text:p>
        </text:list-item>
      </text:list>
      <text:list xml:id="list30632127" text:continue-list="list6554046512845786407" text:style-name="Outline">
        <text:list-item>
          <text:h text:style-name="P7" text:outline-level="1"><text:bookmark-start text:name="__RefHeading__1272_857297168"/><text:bookmark-start text:name="_Toc529201160"/><text:span text:style-name="T1">Chapitre 2 : Comment configurer Node.JS et Npm derrière un proxy d’entreprise ?</text:span><text:bookmark-end text:name="__RefHeading__1272_857297168"/><text:bookmark-end text:name="_Toc529201160"/></text:h>
        </text:list-item>
      </text:list>
      <text:p text:style-name="P3"/>
      <text:list xml:id="list7042144698373547514" text:style-name="WWNum2">
        <text:list-item>
          <text:p text:style-name="P15"><text:span text:style-name="T1">Ouvrir la ligne de commande en tant qu’administrateur.</text:span></text:p>
        </text:list-item>
        <text:list-item>
          <text:p text:style-name="P15"><text:span text:style-name="T1">Taper la commande : </text:span><text:span text:style-name="T3">npm config set proxy http://proxy.company.com:8080</text:span><text:span text:style-name="T1"> dans la ligne de commande en tant qu’Administrateur.</text:span></text:p>
        </text:list-item>
        <text:list-item>
          <text:p text:style-name="P15"><text:span text:style-name="T1">Taper la commande : </text:span><text:span text:style-name="T3">npm config set https-proxy http://proxy.company.com:8080</text:span><text:span text:style-name="T1"> dans la ligne de commande en tant qu’Administrateur.</text:span></text:p>
        </text:list-item>
      </text:list>
      <text:list xml:id="list30624256" text:continue-list="list30632127" text:style-name="Outline">
        <text:list-item>
          <text:h text:style-name="P7" text:outline-level="1"><text:bookmark-start text:name="__RefHeading__1274_857297168"/><text:bookmark-start text:name="_Toc529201161"/><text:span text:style-name="T1">Chapitre 3 : Comment installer Chocolatery ?</text:span><text:bookmark-end text:name="__RefHeading__1274_857297168"/><text:bookmark-end text:name="_Toc529201161"/></text:h>
        </text:list-item>
      </text:list>
      <text:p text:style-name="P3"/>
      <text:p text:style-name="P2"><text:span text:style-name="T1">Source : </text:span><text:a xlink:type="simple" xlink:href="https://chocolatey.org/install" text:style-name="Internet_20_link" text:visited-style-name="Visited_20_Internet_20_Link"><text:span text:style-name="T1">https://chocolatey.org/install</text:span></text:a></text:p>
      <text:p text:style-name="P3"/>
      <text:list xml:id="list1082662827442736411" text:style-name="WWNum3">
        <text:list-item>
          <text:p text:style-name="P16"><text:span text:style-name="T1">Ouvrir la ligne de commande en Administrateur (cmd.exe)</text:span></text:p>
        </text:list-item>
        <text:list-item>
          <text:p text:style-name="P16"><text:span text:style-name="T4">Taper la commande : </text:span><text:span text:style-name="T5">@"%SystemRoot%\System32\WindowsPowerShell\v1.0\powershell.exe" -NoProfile -InputFormat None -ExecutionPolicy Bypass -Command "iex ((New-Object </text:span><text:soft-page-break/><text:span text:style-name="T5">System.Net.WebClient).DownloadString('https://chocolatey.org/install.ps1'))" &amp;&amp; SET "PATH=%PATH%;%ALLUSERSPROFILE%\chocolatey\bin"</text:span></text:p>
        </text:list-item>
        <text:list-item>
          <text:p text:style-name="P16"><text:span text:style-name="T1">Taper la commande : </text:span><text:span text:style-name="T3">choco</text:span><text:span text:style-name="T1"> ou </text:span><text:span text:style-name="T3">choco -?</text:span></text:p>
        </text:list-item>
      </text:list>
      <text:list xml:id="list30618295" text:continue-list="list30624256" text:style-name="Outline">
        <text:list-item>
          <text:h text:style-name="P7" text:outline-level="1"><text:bookmark-start text:name="__RefHeading__1276_857297168"/><text:bookmark-start text:name="_Toc529201162"/><text:span text:style-name="T1">Chapitre 4 : Comment installer Gradle 4.10.1 ?</text:span><text:bookmark-end text:name="__RefHeading__1276_857297168"/><text:bookmark-end text:name="_Toc529201162"/></text:h>
        </text:list-item>
      </text:list>
      <text:p text:style-name="P3"/>
      <text:p text:style-name="P2"><text:span text:style-name="T1">Source : </text:span><text:a xlink:type="simple" xlink:href="#helpful-information" text:style-name="Internet_20_link" text:visited-style-name="Visited_20_Internet_20_Link"><text:span text:style-name="T1">https://gradle.org/install/#helpful-information</text:span></text:a></text:p>
      <text:p text:style-name="P3"/>
      <text:p text:style-name="P2"><text:span text:style-name="T3">Installation avec un gestionnaire de package.</text:span></text:p>
      <text:p text:style-name="P3"/>
      <text:list xml:id="list2539412506024217379" text:style-name="WWNum4">
        <text:list-item>
          <text:p text:style-name="P17"><text:span text:style-name="T1">Ouvrir la ligne de commande en tant qu’Administrateur.</text:span></text:p>
        </text:list-item>
        <text:list-item>
          <text:p text:style-name="P17"><text:span text:style-name="T1">Taper la commande : </text:span><text:span text:style-name="T3">choco install gradle</text:span></text:p>
        </text:list-item>
        <text:list-item>
          <text:p text:style-name="P17"><text:span text:style-name="T1">Taper la commande : </text:span><text:span text:style-name="T3">gradle –v</text:span></text:p>
        </text:list-item>
      </text:list>
      <text:p text:style-name="P3"/>
      <text:p text:style-name="P2"><text:span text:style-name="T3">Installation manuelle</text:span></text:p>
      <text:p text:style-name="P4"/>
      <text:list xml:id="list9177185858020939450" text:style-name="WWNum5">
        <text:list-item>
          <text:p text:style-name="P18"><text:span text:style-name="T1">Télécharger ce zip : </text:span><text:a xlink:type="simple" xlink:href="#helpful-information" text:style-name="Internet_20_link" text:visited-style-name="Visited_20_Internet_20_Link"><text:span text:style-name="T1">https://gradle.org/install/#helpful-information</text:span></text:a></text:p>
        </text:list-item>
        <text:list-item>
          <text:p text:style-name="P18"><text:span text:style-name="T1">Dé zipper le dossier téléchargé dans le dossier : C:\PROGRAMJAVA\logiciels</text:span></text:p>
        </text:list-item>
        <text:list-item>
          <text:p text:style-name="P18"><text:span text:style-name="T1">Ajouter le dossier : C:\PROGRAMJAVA\logiciels\ gradle-4.10.1\bin dans la variable « Path » des Variables Système.</text:span></text:p>
        </text:list-item>
        <text:list-item>
          <text:p text:style-name="P18"><text:span text:style-name="T1">Enlever la dernière version de Gradle dans la variable « Path ».</text:span></text:p>
        </text:list-item>
        <text:list-item>
          <text:p text:style-name="P18"><text:span text:style-name="T1">Taper la commande : </text:span><text:span text:style-name="T3">gradle –v</text:span><text:span text:style-name="T1"> dans la ligne de commande.</text:span></text:p>
        </text:list-item>
      </text:list>
      <text:list xml:id="list30612327" text:continue-list="list30618295" text:style-name="Outline">
        <text:list-item>
          <text:h text:style-name="Heading_20_1" text:outline-level="1"><text:bookmark-start text:name="__RefHeading__1278_857297168"/><text:bookmark-start text:name="_Toc529201163"/><text:span text:style-name="T1">Chapitre 5 : Comment fusionner deux branches sur Git ?</text:span><text:bookmark-end text:name="__RefHeading__1278_857297168"/><text:bookmark-end text:name="_Toc529201163"/></text:h>
        </text:list-item>
      </text:list>
      <text:p text:style-name="P3"/>
      <text:p text:style-name="P2"><text:span text:style-name="T1">Source : </text:span><text:a xlink:type="simple" xlink:href="https://git-scm.com/book/fr/v1/Les-branches-avec-Git-Brancher-et-fusionner%C2%A0%3A-les-bases" text:style-name="Internet_20_link" text:visited-style-name="Visited_20_Internet_20_Link"><text:span text:style-name="T1">https://git-scm.com/book/fr/v1/Les-branches-avec-Git-Brancher-et-fusionner%C2%A0%3A-les-bases</text:span></text:a></text:p>
      <text:p text:style-name="P3"/>
      <text:list xml:id="list1924231245049553628" text:style-name="WWNum6">
        <text:list-item>
          <text:p text:style-name="P19"><text:span text:style-name="T1">Ouvrir la console Git Bash.</text:span></text:p>
        </text:list-item>
        <text:list-item>
          <text:p text:style-name="P19"><text:span text:style-name="T1">Se placer dans le dossier concerné.</text:span></text:p>
        </text:list-item>
        <text:list-item>
          <text:p text:style-name="P19"><text:span text:style-name="T1">Taper la commande : </text:span><text:span text:style-name="T3">git checkout branche_1</text:span><text:span text:style-name="T1"> par exemple, Jason.</text:span></text:p>
        </text:list-item>
        <text:list-item>
          <text:p text:style-name="P19"><text:span text:style-name="T1">Taper la commande : </text:span><text:span text:style-name="T3">git merge branche_2 , </text:span><text:span text:style-name="T1">par exemple, Etienne ou plutôt la commande : </text:span><text:span text:style-name="T3">git rebase branche_2</text:span><text:span text:style-name="T1"> (recommandé).</text:span></text:p>
        </text:list-item>
        <text:list-item>
          <text:p text:style-name="P19"><text:span text:style-name="T1">Gérer les conflits avec Visual Studio Code en installant le plugin Git-Merge.</text:span></text:p>
        </text:list-item>
        <text:list-item>
          <text:p text:style-name="P19"><text:span text:style-name="T1">Taper la commande : </text:span><text:span text:style-name="T3">git add files.</text:span></text:p>
        </text:list-item>
        <text:list-item>
          <text:p text:style-name="P19"><text:span text:style-name="T1">Taper la commande : </text:span><text:span text:style-name="T3">git commit –m «votre message ».</text:span></text:p>
        </text:list-item>
        <text:list-item>
          <text:p text:style-name="P19"><text:span text:style-name="T1">Taper la commande : </text:span><text:span text:style-name="T3">git status.</text:span></text:p>
        </text:list-item>
        <text:list-item>
          <text:p text:style-name="P19"><text:span text:style-name="T1">Repérer les changements dans votre GitLab.</text:span></text:p>
        </text:list-item>
      </text:list>
      <text:list xml:id="list30629972" text:continue-list="list30612327" text:style-name="Outline">
        <text:list-item>
          <text:h text:style-name="Heading_20_1" text:outline-level="1"><text:bookmark-start text:name="__RefHeading__1280_857297168"/><text:bookmark-start text:name="_Toc529201164"/><text:span text:style-name="T1">Chapitre 6 : Comment supprimer des branches distantes sur Git ?</text:span><text:bookmark-end text:name="__RefHeading__1280_857297168"/><text:bookmark-end text:name="_Toc529201164"/></text:h>
        </text:list-item>
      </text:list>
      <text:p text:style-name="P2"><text:span text:style-name="T1">Source : </text:span><text:a xlink:type="simple" xlink:href="https://git-scm.com/book/fr/v2/Les-branches-avec-Git-Branches-distantes" text:style-name="Internet_20_link" text:visited-style-name="Visited_20_Internet_20_Link"><text:span text:style-name="T1">https://git-scm.com/book/fr/v2/Les-branches-avec-Git-Branches-distantes</text:span></text:a></text:p>
      <text:p text:style-name="P3"/>
      <text:list xml:id="list9162764363982731519" text:style-name="WWNum7">
        <text:list-item>
          <text:p text:style-name="P20"><text:span text:style-name="T1">Taper la commande : </text:span><text:span text:style-name="T3">git checkout branche_conservee</text:span></text:p>
        </text:list-item>
        <text:list-item>
          <text:p text:style-name="P20"><text:span text:style-name="T1">Taper la commande : </text:span><text:span text:style-name="T3">git push origin --delete branche_a_supprimer</text:span></text:p>
        </text:list-item>
        <text:list-item>
          <text:p text:style-name="P20"><text:span text:style-name="T1">Taper la commande : </text:span><text:span text:style-name="T3">git fetch --all --prune</text:span></text:p>
        </text:list-item>
      </text:list>
      <text:list xml:id="list30613083" text:continue-list="list30629972" text:style-name="Outline">
        <text:list-item>
          <text:h text:style-name="P8" text:outline-level="1"><text:bookmark-start text:name="_Toc529201165"/><text:soft-page-break/></text:h>
        </text:list-item>
        <text:list-item>
          <text:h text:style-name="Heading_20_1" text:outline-level="1"><text:bookmark-start text:name="__RefHeading__1282_857297168"/><text:span text:style-name="T1">Chapitre 7 : Comment appliquer les commits de la branche 1 sur la branche 2 avec Git ?</text:span><text:bookmark-end text:name="_Toc529201165"/><text:bookmark-end text:name="__RefHeading__1282_857297168"/></text:h>
        </text:list-item>
      </text:list>
      <text:p text:style-name="P3"/>
      <text:p text:style-name="P2"><text:span text:style-name="T1">Source : </text:span><text:a xlink:type="simple" xlink:href="https://git-scm.com/docs/git-rebase" text:style-name="Internet_20_link" text:visited-style-name="Visited_20_Internet_20_Link"><text:span text:style-name="T1">https://git-scm.com/docs/git-rebase</text:span></text:a></text:p>
      <text:p text:style-name="P2"><text:span text:style-name="T1"><text:s/></text:span></text:p>
      <text:list xml:id="list4599902983530256751" text:style-name="WWNum8">
        <text:list-item>
          <text:p text:style-name="P21"><text:span text:style-name="T1">Ouvrir la console Git Bash.</text:span></text:p>
        </text:list-item>
        <text:list-item>
          <text:p text:style-name="P21"><text:span text:style-name="T1">Se placer dans le dossier concerné.</text:span></text:p>
        </text:list-item>
        <text:list-item>
          <text:p text:style-name="P21"><text:span text:style-name="T1">Taper la commande : </text:span><text:span text:style-name="T3">git checkout branche_1</text:span><text:span text:style-name="T1"> par exemple, Jason</text:span></text:p>
        </text:list-item>
        <text:list-item>
          <text:p text:style-name="P21"><text:span text:style-name="T1">Taper la commande : </text:span><text:span text:style-name="T3">git rebase branche_2 branch_1, </text:span><text:span text:style-name="T1">par exemple, Etienne.</text:span></text:p>
        </text:list-item>
        <text:list-item>
          <text:p text:style-name="P21"><text:span text:style-name="T1">Taper la commande : </text:span><text:span text:style-name="T3">git checkout branche_2</text:span><text:span text:style-name="T1">.</text:span></text:p>
        </text:list-item>
        <text:list-item>
          <text:p text:style-name="P21"><text:span text:style-name="T1">Taper la commande : </text:span><text:span text:style-name="T3">git merge branche_1</text:span><text:span text:style-name="T1">.</text:span></text:p>
        </text:list-item>
        <text:list-item>
          <text:p text:style-name="P21"><text:span text:style-name="T1">Taper la commande : </text:span><text:span text:style-name="T3">git push</text:span><text:span text:style-name="T1">.</text:span></text:p>
        </text:list-item>
        <text:list-item>
          <text:p text:style-name="P21"><text:span text:style-name="T1">Taper la commande : </text:span><text:span text:style-name="T3">git branch -D branche_1</text:span><text:span text:style-name="T1">.</text:span></text:p>
        </text:list-item>
        <text:list-item>
          <text:p text:style-name="P21"><text:span text:style-name="T1">Gérer les conflits avec Visual Studio Code en installant le plugin Git-Merge.</text:span></text:p>
        </text:list-item>
        <text:list-item>
          <text:p text:style-name="P21"><text:span text:style-name="T1">Taper la commande : </text:span><text:span text:style-name="T3">git status</text:span></text:p>
        </text:list-item>
        <text:list-item>
          <text:p text:style-name="P21"><text:span text:style-name="T1">Taper la commande : </text:span><text:span text:style-name="T3">git add file1 </text:span><text:span text:style-name="T1">pour ajouter les fichiers qu’on veut commiter.</text:span></text:p>
        </text:list-item>
        <text:list-item>
          <text:p text:style-name="P21"><text:span text:style-name="T1">Taper la commande : </text:span><text:span text:style-name="T3">git commit –m «votre message »</text:span></text:p>
        </text:list-item>
        <text:list-item>
          <text:p text:style-name="P21"><text:span text:style-name="T1">Taper la commande : </text:span><text:span text:style-name="T3">git status</text:span></text:p>
        </text:list-item>
        <text:list-item>
          <text:p text:style-name="P21"><text:span text:style-name="T1">Repérer les changements dans votre GitLab.</text:span></text:p>
        </text:list-item>
      </text:list>
      <text:list xml:id="list30630099" text:continue-list="list30613083" text:style-name="Outline">
        <text:list-item>
          <text:h text:style-name="Heading_20_1" text:outline-level="1"><text:bookmark-start text:name="__RefHeading__1284_857297168"/><text:bookmark-start text:name="_Toc529201166"/><text:span text:style-name="T1">Chapitre 8 : Comment installer le serveur Neo4J ?</text:span><text:bookmark-end text:name="__RefHeading__1284_857297168"/><text:bookmark-end text:name="_Toc529201166"/></text:h>
        </text:list-item>
      </text:list>
      <text:p text:style-name="P3"/>
      <text:p text:style-name="P2"><text:span text:style-name="T1">Source : </text:span><text:a xlink:type="simple" xlink:href="https://neo4j.com/docs/operations-manual/current/installation/windows/" text:style-name="Internet_20_link" text:visited-style-name="Visited_20_Internet_20_Link"><text:span text:style-name="T1">https://neo4j.com/docs/operations-manual/current/installation/windows/</text:span></text:a></text:p>
      <text:p text:style-name="P3"/>
      <text:list xml:id="list1318778669365617993" text:style-name="WWNum9">
        <text:list-item>
          <text:p text:style-name="P22"><text:span text:style-name="T1">Télécharger Neo4j Community Edition 3.4.7 grâce au lien suivant : </text:span><text:a xlink:type="simple" xlink:href="#releases" text:style-name="Internet_20_link" text:visited-style-name="Visited_20_Internet_20_Link"><text:span text:style-name="T1">https://neo4j.com/download-center/#releases</text:span></text:a></text:p>
        </text:list-item>
        <text:list-item>
          <text:p text:style-name="P22"><text:span text:style-name="T1">Dé zipper le téléchargement.</text:span></text:p>
        </text:list-item>
        <text:list-item>
          <text:p text:style-name="P22"><text:span text:style-name="T1">Déplacer le dossier dézippé dans un emplacement approprié.</text:span></text:p>
        </text:list-item>
        <text:list-item>
          <text:p text:style-name="P22"><text:span text:style-name="T1">Ouvrir la ligne de commande en tant qu’Administrateur.</text:span></text:p>
        </text:list-item>
        <text:list-item>
          <text:p text:style-name="P22"><text:span text:style-name="T1">Se situer dans le dossier Neo4J.</text:span></text:p>
        </text:list-item>
        <text:list-item>
          <text:p text:style-name="P22"><text:span text:style-name="T1">Taper la commande : </text:span><text:span text:style-name="T3">cd bin</text:span></text:p>
        </text:list-item>
        <text:list-item>
          <text:p text:style-name="P22"><text:span text:style-name="T1">Taper la commande : </text:span><text:span text:style-name="T3">neo4j console</text:span></text:p>
        </text:list-item>
        <text:list-item>
          <text:p text:style-name="P22"><text:span text:style-name="T1">Ouvrir un navigateur web.</text:span></text:p>
        </text:list-item>
        <text:list-item>
          <text:p text:style-name="P22"><text:span text:style-name="T1">Taper le lien : </text:span><text:span text:style-name="T3">localhost :7474</text:span><text:span text:style-name="T1"> pour voir l’interface utilisateur de Neo4J.</text:span></text:p>
        </text:list-item>
        <text:list-item>
          <text:p text:style-name="P22"><text:span text:style-name="T1">Taper le mot de passe : </text:span><text:span text:style-name="T3">neo4j</text:span></text:p>
        </text:list-item>
        <text:list-item>
          <text:p text:style-name="P22"><text:span text:style-name="T1">Changer de mot de passe.</text:span></text:p>
        </text:list-item>
        <text:list-item>
          <text:p text:style-name="P22"><text:span text:style-name="T1">Se déconnecter de la session Neo4J en tapant la commande : </text:span><text:span text:style-name="T3">:server disconnect </text:span><text:span text:style-name="T1">dans la ligne de commande de Neo4J Browser.</text:span></text:p>
        </text:list-item>
        <text:list-item>
          <text:p text:style-name="P22"><text:span text:style-name="T1">Taper Ctrl+C dans le CMD.exe pour arrêter la console Neo4J.</text:span></text:p>
        </text:list-item>
        <text:list-item>
          <text:p text:style-name="P22"><text:span text:style-name="T1">Taper la commande : </text:span><text:span text:style-name="T3">neo4j install-service</text:span><text:span text:style-name="T1"> à partir du dossier \bin.</text:span></text:p>
        </text:list-item>
        <text:list-item>
          <text:p text:style-name="P22"><text:span text:style-name="T1">Taper la commande : </text:span><text:span text:style-name="T3">neo4j start</text:span><text:span text:style-name="T1"> à partir du dossier \bin.</text:span></text:p>
        </text:list-item>
        <text:list-item>
          <text:p text:style-name="P22"><text:span text:style-name="T1">Taper le lien : </text:span><text:span text:style-name="T3">localhost :7474</text:span><text:span text:style-name="T1"> pour voir l’interface utilisateur de Neo4J.</text:span></text:p>
        </text:list-item>
      </text:list>
      <text:list xml:id="list30604024" text:continue-list="list30630099" text:style-name="Outline">
        <text:list-item>
          <text:h text:style-name="P7" text:outline-level="1"><text:bookmark-start text:name="__RefHeading__1286_857297168"/><text:bookmark-start text:name="_Toc529201167"/><text:soft-page-break/><text:span text:style-name="T1">Chapitre 9 : Comment surmonter l’erreur « Erreur : impossible de trouver ou charger la classe principale » dans IntelliJ ?</text:span><text:bookmark-end text:name="__RefHeading__1286_857297168"/><text:bookmark-end text:name="_Toc529201167"/></text:h>
        </text:list-item>
      </text:list>
      <text:p text:style-name="P3"/>
      <text:p text:style-name="P2"><text:span text:style-name="T1">Source : </text:span><text:a xlink:type="simple" xlink:href="https://stackoverflow.com/questions/10654120/error-could-not-find-or-load-main-class-in-intellij-ide" text:style-name="Internet_20_link" text:visited-style-name="Visited_20_Internet_20_Link"><text:span text:style-name="T1">https://stackoverflow.com/questions/10654120/error-could-not-find-or-load-main-class-in-intellij-ide</text:span></text:a></text:p>
      <text:list xml:id="list30622295" text:continue-numbering="true" text:style-name="Outline">
        <text:list-item>
          <text:h text:style-name="P7" text:outline-level="1"><text:bookmark-start text:name="__RefHeading__1288_857297168"/><text:bookmark-start text:name="_Toc529201168"/><text:span text:style-name="T1">Chapitre 10 : Comment installer le serveur de MongoDB ?</text:span><text:bookmark-end text:name="__RefHeading__1288_857297168"/><text:bookmark-end text:name="_Toc529201168"/></text:h>
        </text:list-item>
      </text:list>
      <text:p text:style-name="Standard"/>
      <text:p text:style-name="Standard">Source : <text:a xlink:type="simple" xlink:href="https://docs.mongodb.com/manual/tutorial/install-mongodb-on-windows/" text:style-name="Internet_20_link" text:visited-style-name="Visited_20_Internet_20_Link">https://docs.mongodb.com/manual/tutorial/install-mongodb-on-windows/</text:a></text:p>
      <text:list xml:id="list8906551198694175532" text:style-name="WWNum13">
        <text:list-item>
          <text:p text:style-name="P9"><text:span text:style-name="T1">Vérifier que votre machine possède une architecture x86 64-bit.</text:span></text:p>
        </text:list-item>
        <text:list-item>
          <text:p text:style-name="P9"><text:span text:style-name="T1">Ouvrir l’interpréteur de commande.</text:span></text:p>
        </text:list-item>
        <text:list-item>
          <text:p text:style-name="P9"><text:span text:style-name="T1">Taper la commande : </text:span><text:span text:style-name="T3">systeminfo | findstr /B /C:"OS Name" /C:"OS Version" /C:"System Type" </text:span><text:span text:style-name="T1">dans l’interpréteur de commande.</text:span></text:p>
        </text:list-item>
        <text:list-item>
          <text:p text:style-name="P9"><text:span text:style-name="T1">Télécharger l’installeur de MongoDB : </text:span><text:a xlink:type="simple" xlink:href="#community" text:style-name="Internet_20_link" text:visited-style-name="Visited_20_Internet_20_Link"><text:span text:style-name="T1">https://www.mongodb.com/download-center#community</text:span></text:a></text:p>
        </text:list-item>
        <text:list-item>
          <text:p text:style-name="P9"><text:span text:style-name="T1">Lancer l’installeur.</text:span></text:p>
        </text:list-item>
        <text:list-item>
          <text:p text:style-name="P9"><text:span text:style-name="T1">Installer MongoDB comme un Service.</text:span></text:p>
        </text:list-item>
        <text:list-item>
          <text:p text:style-name="P9"><text:span text:style-name="T1">Installer MongoDB Compass</text:span></text:p>
        </text:list-item>
        <text:list-item>
          <text:p text:style-name="P9"><text:span text:style-name="T4">Data directory : </text:span><text:span text:style-name="T5">C:\Program Files\MongoDB\Server\4.0\data\</text:span></text:p>
        </text:list-item>
        <text:list-item>
          <text:p text:style-name="P9"><text:span text:style-name="T4">Log directory: </text:span><text:span text:style-name="T5">C:\Program Files\MongoDB\Server\4.0\log\</text:span></text:p>
        </text:list-item>
        <text:list-item>
          <text:p text:style-name="P9"><text:span text:style-name="T4"><text:s/></text:span><text:span text:style-name="T1">Ajouter le chemin: </text:span><text:span text:style-name="T3">C:\Program Files\MongoDB\Server\4.0\bin</text:span><text:span text:style-name="T1"> dans la variable d’environnement « Path ».</text:span></text:p>
        </text:list-item>
        <text:list-item>
          <text:p text:style-name="P9"><text:span text:style-name="T1"><text:s/>Créer une base de données : </text:span><text:span text:style-name="T3">db</text:span><text:span text:style-name="T1"> dans le dossier : </text:span><text:span text:style-name="T3">"C:\Program Files\MongoDB\Server\4.0\data".</text:span></text:p>
        </text:list-item>
        <text:list-item>
          <text:p text:style-name="P9"><text:span text:style-name="T1"><text:s/>Taper la commande : </text:span><text:span text:style-name="T3">"C:\Program Files\MongoDB\Server\4.0\bin\mongod.exe" --dbpath="C:\Program Files\MongoDB\Server\4.0\data\db" </text:span><text:span text:style-name="T1">dans la ligne de commande en tant qu’Administrateur afin de démarrer votre serveur MongoDB.</text:span></text:p>
        </text:list-item>
        <text:list-item>
          <text:p text:style-name="P9"><text:span text:style-name="T1"><text:s/>Taper la commande : </text:span><text:span text:style-name="T3">"C:\Program Files\MongoDB\Server\4.0\bin\mongo.exe"</text:span><text:span text:style-name="T1"> sur la ligne de commande en tant qu’Administrateur afin de se connecter sur votre serveur MongoDB.</text:span></text:p>
        </text:list-item>
      </text:list>
      <text:list xml:id="list30620548" text:continue-list="list30622295" text:style-name="Outline">
        <text:list-item>
          <text:h text:style-name="Heading_20_1" text:outline-level="1"><text:bookmark-start text:name="__RefHeading__1290_857297168"/><text:bookmark-start text:name="_Toc529201169"/><text:span text:style-name="T1">Chapitre 11 : Comment ajouter une clé SSH dans un compte GitHub ?</text:span><text:bookmark-end text:name="__RefHeading__1290_857297168"/><text:bookmark-end text:name="_Toc529201169"/></text:h>
        </text:list-item>
      </text:list>
      <text:p text:style-name="P32"/>
      <text:list xml:id="list8823133561767649152" text:style-name="WWNum12">
        <text:list-item>
          <text:p text:style-name="P23"><text:soft-page-break/><text:span text:style-name="T1">Se connecter sur un compte GitHub.</text:span></text:p>
        </text:list-item>
        <text:list-item>
          <text:p text:style-name="P23"><text:span text:style-name="T1">Cliquer sur mon profil.</text:span></text:p>
        </text:list-item>
        <text:list-item>
          <text:p text:style-name="P23"><text:span text:style-name="T1">Cliquer sur « Settings » ou « Paramètres ».</text:span></text:p>
        </text:list-item>
        <text:list-item>
          <text:p text:style-name="P23"><text:span text:style-name="T1">Ouvrir Git Bash sur votre poste de travail.</text:span></text:p>
        </text:list-item>
        <text:list-item>
          <text:p text:style-name="P23"><text:span text:style-name="T1">Taper la commande : </text:span><text:span text:style-name="T3">clip &lt; ~/.ssh/id_rsa.pub</text:span><text:span text:style-name="T1"> dans Git Bash.</text:span></text:p>
        </text:list-item>
        <text:list-item>
          <text:p text:style-name="P23"><text:span text:style-name="T1">Coller la clé publique SSH dans la création de votre clé SSH sur ce compte GitHub.</text:span></text:p>
        </text:list-item>
        <text:list-item>
          <text:p text:style-name="P23"><text:span text:style-name="T1">Valider la création de la clé SSH.</text:span></text:p>
        </text:list-item>
      </text:list>
      <text:p text:style-name="P3"/>
      <text:list xml:id="list30633999" text:continue-list="list30620548" text:style-name="Outline">
        <text:list-item>
          <text:h text:style-name="Heading_20_1" text:outline-level="1"><text:bookmark-start text:name="__RefHeading__1292_857297168"/><text:bookmark-start text:name="_Toc529201170"/>Chapitre 12 : Comment convertir un fichier SQL vers un fichier JDL sur une machine Windows ?<text:bookmark-end text:name="__RefHeading__1292_857297168"/><text:bookmark-end text:name="_Toc529201170"/></text:h>
        </text:list-item>
      </text:list>
      <text:p text:style-name="P13"/>
      <text:list xml:id="list2702275438645632491" text:style-name="WWNum14">
        <text:list-item>
          <text:p text:style-name="P24">Installer Java 8 depuis le site internet <text:a xlink:type="simple" xlink:href="http://www.oracle.com/technetwork/java/javase/downloads/index.html" text:style-name="Internet_20_link" text:visited-style-name="Visited_20_Internet_20_Link">Oracle</text:a>.</text:p>
        </text:list-item>
        <text:list-item>
          <text:p text:style-name="P24">Installer NodeJS.</text:p>
        </text:list-item>
        <text:list-item>
          <text:p text:style-name="P24">Taper la commande: <text:span text:style-name="T6">npm install -g npm</text:span> dans la ligne de commande.</text:p>
        </text:list-item>
        <text:list-item>
          <text:p text:style-name="P24">Taper la commande: <text:span text:style-name="T6">npm install -g yo@latest </text:span>dans la ligne de commande.</text:p>
        </text:list-item>
        <text:list-item>
          <text:p text:style-name="P24">Taper la commande: <text:span text:style-name="T6">npm install -g generator-jhipster</text:span> dans la ligne de commande.</text:p>
        </text:list-item>
        <text:list-item>
          <text:p text:style-name="P24">Installer Graphviz: <text:a xlink:type="simple" xlink:href="http://www.graphviz.org/" text:style-name="Internet_20_link" text:visited-style-name="Visited_20_Internet_20_Link">http://www.graphviz.org/</text:a></text:p>
        </text:list-item>
        <text:list-item>
          <text:p text:style-name="P24">Installer JHipster sur Visual Studio Code</text:p>
        </text:list-item>
        <text:list-item>
          <text:p text:style-name="P24">Taper la commande : </text:p>
        </text:list-item>
      </text:list>
      <text:list xml:id="list30607472" text:continue-list="list30633999" text:style-name="Outline">
        <text:list-item>
          <text:h text:style-name="Heading_20_1" text:outline-level="1"><text:bookmark-start text:name="__RefHeading__1294_857297168"/><text:bookmark-start text:name="_Toc529201171"/>Chapitre 13 : Comment générer une clé SSH ?<text:bookmark-end text:name="__RefHeading__1294_857297168"/><text:bookmark-end text:name="_Toc529201171"/></text:h>
        </text:list-item>
      </text:list>
      <text:p text:style-name="P13"/>
      <text:list xml:id="list3965204017621153725" text:style-name="WWNum15">
        <text:list-item>
          <text:p text:style-name="P25">Ouvrir la ligne de commande de Git Bash.</text:p>
        </text:list-item>
        <text:list-item>
          <text:p text:style-name="P25">Taper la commande : <text:span text:style-name="T6">ssh-keygen -t rsa -C </text:span><text:a xlink:type="simple" xlink:href="mailto:jason.aloyau.externe@cnp.fr" text:style-name="Internet_20_link" text:visited-style-name="Visited_20_Internet_20_Link"><text:span text:style-name="T6">jason.aloyau.externe@cnp.fr</text:span></text:a></text:p>
        </text:list-item>
      </text:list>
      <text:list xml:id="list30612159" text:continue-list="list30607472" text:style-name="Outline">
        <text:list-item>
          <text:h text:style-name="Heading_20_1" text:outline-level="1"><text:bookmark-start text:name="__RefHeading__1296_857297168"/><text:bookmark-start text:name="_Toc529201172"/>Chapitre 14 : Comment installer Java Cryptography Extension pour JDK 7 ?<text:bookmark-end text:name="__RefHeading__1296_857297168"/><text:bookmark-end text:name="_Toc529201172"/></text:h>
        </text:list-item>
      </text:list>
      <text:p text:style-name="P13"/>
      <text:list xml:id="list5663407478156861425" text:style-name="WWNum16">
        <text:list-item>
          <text:p text:style-name="P26">Aller sur le site : <text:a xlink:type="simple" xlink:href="https://www.oracle.com/technetwork/java/javase/downloads/jce-7-download-432124.html" text:style-name="Internet_20_link" text:visited-style-name="Visited_20_Internet_20_Link">https://www.oracle.com/technetwork/java/javase/downloads/jce-7-download-432124.html</text:a></text:p>
        </text:list-item>
        <text:list-item>
          <text:p text:style-name="P26">Accepter la licence.</text:p>
        </text:list-item>
        <text:list-item>
          <text:p text:style-name="P26">Télécharger le ZIP.</text:p>
        </text:list-item>
        <text:list-item>
          <text:p text:style-name="P26">Décompresser le ZIP.</text:p>
        </text:list-item>
        <text:list-item>
          <text:p text:style-name="P26">Ajouter les fichiers <text:span text:style-name="T6">local_policy.jar</text:span> et <text:span text:style-name="T6">US_export_policy.jar</text:span> dans le dossier $JAVA_HOME/jre/lib/security.</text:p>
        </text:list-item>
        <text:list-item>
          <text:p text:style-name="P26">Redémarrer votre application.</text:p>
        </text:list-item>
      </text:list>
      <text:list xml:id="list30611768" text:continue-list="list30612159" text:style-name="Outline">
        <text:list-item>
          <text:h text:style-name="Heading_20_1" text:outline-level="1"><text:bookmark-start text:name="__RefHeading__1298_857297168"/><text:bookmark-start text:name="_Toc529201173"/>Chapitre 15 : Comment installer le plugin SonarLint sur IntelliJ ?<text:bookmark-end text:name="__RefHeading__1298_857297168"/><text:bookmark-end text:name="_Toc529201173"/></text:h>
        </text:list-item>
      </text:list>
      <text:p text:style-name="P2"/>
      <text:p text:style-name="P2">Source : <text:a xlink:type="simple" xlink:href="https://www.jetbrains.com/help/idea/managing-plugins.html" text:style-name="Internet_20_link" text:visited-style-name="Visited_20_Internet_20_Link">https://www.jetbrains.com/help/idea/managing-plugins.html</text:a></text:p>
      <text:p text:style-name="P2"/>
      <text:p text:style-name="P2">Installation via IntelliJ Plugin</text:p>
      <text:p text:style-name="P2"/>
      <text:list xml:id="list3499572184596236442" text:style-name="WWNum17">
        <text:list-item>
          <text:p text:style-name="P27">Ouvrir IntelliJ.</text:p>
        </text:list-item>
        <text:list-item>
          <text:p text:style-name="P27"><text:soft-page-break/>Cliquer sur Files &gt; Settings &gt; Plugins.</text:p>
        </text:list-item>
        <text:list-item>
          <text:p text:style-name="P27">Cliquer sur le bouton « Browse Repositories ».</text:p>
        </text:list-item>
        <text:list-item>
          <text:p text:style-name="P27">Taper « SonarLint » et cliquer sur le bouton « Install ».</text:p>
        </text:list-item>
        <text:list-item>
          <text:p text:style-name="P27">Redémarrer votre IDE si nécessaire.</text:p>
        </text:list-item>
        <text:list-item>
          <text:p text:style-name="P27">Clique-droit sur la souris, puis « Analyze » pour voir SonarLint.</text:p>
        </text:list-item>
      </text:list>
      <text:p text:style-name="P2"/>
      <text:p text:style-name="P2">Installation via Setup</text:p>
      <text:p text:style-name="P2"/>
      <text:list xml:id="list6029729134318078354" text:style-name="WWNum18">
        <text:list-item>
          <text:p text:style-name="P28">Télécharger SonarLint : <text:a xlink:type="simple" xlink:href="https://plugins.jetbrains.com/plugin/7973-sonarlint" text:style-name="Internet_20_link" text:visited-style-name="Visited_20_Internet_20_Link">https://plugins.jetbrains.com/plugin/7973-sonarlint</text:a></text:p>
        </text:list-item>
        <text:list-item>
          <text:p text:style-name="P28">Ouvrir IntelliJ.</text:p>
        </text:list-item>
        <text:list-item>
          <text:p text:style-name="P28">Cliquer sur Files &gt; Settings &gt; Plugins.</text:p>
        </text:list-item>
        <text:list-item>
          <text:p text:style-name="P28">Cliquer sur le bouton « Install plugins from disk ».</text:p>
        </text:list-item>
        <text:list-item>
          <text:p text:style-name="P28">Sélectionner le fichier zip de SonarLint.</text:p>
        </text:list-item>
        <text:list-item>
          <text:p text:style-name="P28">Redémarrer votre IDE.</text:p>
        </text:list-item>
      </text:list>
      <text:list xml:id="list30631564" text:continue-list="list30611768" text:style-name="Outline">
        <text:list-item>
          <text:h text:style-name="Heading_20_1" text:outline-level="1"><text:bookmark-start text:name="__RefHeading__1300_857297168"/><text:bookmark-start text:name="_Toc529201174"/>Chapitre 16 : Comment tirer une branche en local depuis un commit donné sur Git ?<text:bookmark-end text:name="__RefHeading__1300_857297168"/><text:bookmark-end text:name="_Toc529201174"/></text:h>
        </text:list-item>
      </text:list>
      <text:p text:style-name="P13"/>
      <text:list xml:id="list2191641321809407215" text:style-name="WWNum19">
        <text:list-item>
          <text:p text:style-name="P29">Ouvrir la ligne de commande de Git.</text:p>
        </text:list-item>
        <text:list-item>
          <text:p text:style-name="P29">Taper la commande : <text:span text:style-name="T6">git log</text:span> pour repérer le commit.</text:p>
        </text:list-item>
        <text:list-item>
          <text:p text:style-name="P29">Taper la commande : <text:span text:style-name="T6">git branch nomDeLaBranche SHADuCommit</text:span> pour créer la branche.</text:p>
        </text:list-item>
        <text:list-item>
          <text:p text:style-name="P29">Taper la commande : <text:span text:style-name="T6">git checkout nomDeLaBranche </text:span>pour se déplacer sur la nouvelle branche à partir du nouveau commit.</text:p>
        </text:list-item>
      </text:list>
      <text:list xml:id="list30615939" text:continue-list="list30631564" text:style-name="Outline">
        <text:list-item>
          <text:h text:style-name="Heading_20_1" text:outline-level="1"><text:bookmark-start text:name="__RefHeading__1302_857297168"/><text:bookmark-start text:name="_Toc529201175"/>Chapitre 17 : Comment envoyer une branche créée en locale vers le serveur distant sur Git ?<text:bookmark-end text:name="__RefHeading__1302_857297168"/><text:bookmark-end text:name="_Toc529201175"/></text:h>
        </text:list-item>
      </text:list>
      <text:p text:style-name="P13"/>
      <text:list xml:id="list4698052995018278039" text:style-name="WWNum20">
        <text:list-item>
          <text:p text:style-name="P30">Ouvrir la ligne de commande Git Bash.</text:p>
        </text:list-item>
        <text:list-item>
          <text:p text:style-name="P30">Taper la commande : <text:span text:style-name="T6">git add files</text:span>.</text:p>
        </text:list-item>
        <text:list-item>
          <text:p text:style-name="P30">Taper la commande : <text:span text:style-name="T6">git commit -m « Message ».</text:span></text:p>
        </text:list-item>
        <text:list-item>
          <text:p text:style-name="P30">Taper la commande : <text:span text:style-name="T6">git push -u origin nomDeLaNouvelleBranche</text:span>.</text:p>
        </text:list-item>
      </text:list>
      <text:list xml:id="list30609470" text:continue-list="list30615939" text:style-name="Outline">
        <text:list-item>
          <text:h text:style-name="Heading_20_1" text:outline-level="1"><text:bookmark-start text:name="__RefHeading__1304_857297168"/><text:bookmark-start text:name="_Toc529201176"/>Chapitre 18 : Comment installer Apache Tomcat 8.0 ?<text:bookmark-end text:name="__RefHeading__1304_857297168"/><text:bookmark-end text:name="_Toc529201176"/></text:h>
        </text:list-item>
      </text:list>
      <text:p text:style-name="P2"/>
      <text:p text:style-name="P2">Source : <text:a xlink:type="simple" xlink:href="http://www.ntu.edu.sg/home/ehchua/programming/howto/tomcat_howto.html" text:style-name="Internet_20_link" text:visited-style-name="Visited_20_Internet_20_Link">http://www.ntu.edu.sg/home/ehchua/programming/howto/tomcat_howto.html</text:a></text:p>
      <text:p text:style-name="P2"/>
      <text:list xml:id="list5676263360553474640" text:style-name="WWNum21">
        <text:list-item>
          <text:p text:style-name="P31">Ouvrir la page web : <text:a xlink:type="simple" xlink:href="https://tomcat.apache.org/download-80.cgi" text:style-name="Internet_20_link" text:visited-style-name="Visited_20_Internet_20_Link">https://tomcat.apache.org/download-80.cgi</text:a></text:p>
        </text:list-item>
        <text:list-item>
          <text:p text:style-name="P31">Télécharger le ZIP Core.</text:p>
        </text:list-item>
        <text:list-item>
          <text:p text:style-name="P31">Créer un dossier dans votre disque local (C:\), par exemple, C:\MyApps.</text:p>
        </text:list-item>
        <text:list-item>
          <text:p text:style-name="P31">Déposer le ZIP dans ce dossier.</text:p>
        </text:list-item>
        <text:list-item>
          <text:p text:style-name="P31">Dé-zipper le ZIP dans ce dossier.</text:p>
        </text:list-item>
        <text:list-item>
          <text:p text:style-name="P31">Créer un Variable d’environnement « JAVA_HOME » pour faire appel au JDK 1.8.</text:p>
        </text:list-item>
        <text:list-item>
          <text:p text:style-name="P31">Ouvrir le fichier : &lt;TOMCAT_HOME&gt;\conf\server.xml</text:p>
        </text:list-item>
        <text:list-item>
          <text:p text:style-name="P31">Changer le numéro de port de la balise « Connector » par 9999 proche de la ligne 69.</text:p>
        </text:list-item>
      </text:list>
      <text:p text:style-name="P13"><text:span text:style-name="T9">Voici le résultat :</text:span></text:p>
      <text:p text:style-name="P13"><text:span text:style-name="T11">&lt;!-- A "Connector" represents an endpoint by which requests are received</text:span></text:p>
      <text:p text:style-name="P13"><text:span text:style-name="T11"><text:s text:c="6"/>and responses are returned. Documentation at :</text:span></text:p>
      <text:p text:style-name="P13"><text:soft-page-break/><text:span text:style-name="T11"><text:s text:c="6"/>Java HTTP Connector: /docs/config/http.html</text:span></text:p>
      <text:p text:style-name="P13"><text:span text:style-name="T11"><text:s text:c="6"/>Java AJP <text:s/>Connector: /docs/config/ajp.html</text:span></text:p>
      <text:p text:style-name="P13"><text:span text:style-name="T11"><text:s text:c="6"/>APR (HTTP/AJP) Connector: /docs/apr.html</text:span></text:p>
      <text:p text:style-name="P13"><text:span text:style-name="T11"><text:s text:c="6"/></text:span><text:span text:style-name="T10">Define a non-SSL HTTP/1.1 Connector on port 8080</text:span></text:p>
      <text:p text:style-name="P13"><text:span text:style-name="T10">--&gt;</text:span></text:p>
      <text:p text:style-name="P13"><text:span text:style-name="T10">&lt;Connector port="9999" protocol="HTTP/1.1"</text:span></text:p>
      <text:p text:style-name="P13"><text:span text:style-name="T10"><text:s text:c="11"/>connectionTimeout="20000"</text:span></text:p>
      <text:p text:style-name="P13"><text:span text:style-name="T10"><text:s text:c="11"/>redirectPort="8443" /&gt;</text:span></text:p>
      <text:p text:style-name="P33"/>
      <text:list xml:id="list30604264" text:continue-numbering="true" text:style-name="WWNum21">
        <text:list-item>
          <text:p text:style-name="P31"><text:span text:style-name="T12">Fermer le fichier : </text:span>&lt;TOMCAT_HOME&gt;\conf\server.xml</text:p>
        </text:list-item>
        <text:list-item>
          <text:p text:style-name="P31">Ouvrir le fichier : &lt;TOMCAT_HOME&gt;\conf\web.xml</text:p>
        </text:list-item>
        <text:list-item>
          <text:p text:style-name="P31"><text:span text:style-name="T12">Changer la valeur de la balise « param-value » par « true » proche de la ligne 108.</text:span></text:p>
        </text:list-item>
      </text:list>
      <text:p text:style-name="P13"><text:span text:style-name="T12">Voici le résultat :</text:span></text:p>
      <text:p text:style-name="P13"><text:span text:style-name="T10">&lt;servlet&gt;</text:span></text:p>
      <text:p text:style-name="P13"><text:span text:style-name="T10"><text:s text:c="2"/>&lt;servlet-name&gt;default&lt;/servlet-name&gt;</text:span></text:p>
      <text:p text:style-name="P13"><text:span text:style-name="T10"><text:s text:c="2"/></text:span><text:span text:style-name="T11">&lt;servlet-class&gt;org.apache.catalina.servlets.DefaultServlet&lt;/servlet-class&gt;</text:span></text:p>
      <text:p text:style-name="P13"><text:span text:style-name="T11"><text:s text:c="2"/>&lt;init-param&gt;</text:span></text:p>
      <text:p text:style-name="P13"><text:span text:style-name="T11"><text:s text:c="4"/>&lt;param-name&gt;debug&lt;/param-name&gt;</text:span></text:p>
      <text:p text:style-name="P13"><text:span text:style-name="T11"><text:s text:c="4"/>&lt;param-value&gt;0&lt;/param-value&gt;</text:span></text:p>
      <text:p text:style-name="P13"><text:span text:style-name="T11"><text:s text:c="2"/>&lt;/init-param&gt;</text:span></text:p>
      <text:p text:style-name="P13"><text:span text:style-name="T11"><text:s text:c="2"/>&lt;init-param&gt;</text:span></text:p>
      <text:p text:style-name="P13"><text:span text:style-name="T11"><text:s text:c="4"/>&lt;param-name&gt;listings&lt;/param-name&gt;</text:span></text:p>
      <text:p text:style-name="P13"><text:span text:style-name="T11"><text:s text:c="4"/>&lt;param-value&gt;true&lt;/param-value&gt;</text:span></text:p>
      <text:p text:style-name="P13"><text:span text:style-name="T11"><text:s text:c="2"/>&lt;/init-param&gt;</text:span></text:p>
      <text:p text:style-name="P13"><text:span text:style-name="T11"><text:s text:c="2"/>&lt;load-on-startup&gt;1&lt;/load-on-startup&gt;</text:span></text:p>
      <text:p text:style-name="P13"><text:span text:style-name="T10">&lt;/servlet&gt;</text:span></text:p>
      <text:p text:style-name="P5"/>
      <text:list xml:id="list30608710" text:continue-numbering="true" text:style-name="WWNum21">
        <text:list-item>
          <text:p text:style-name="P31">Fermer le fichier : &lt;TOMCAT_HOME&gt;\conf\web.xml</text:p>
        </text:list-item>
        <text:list-item>
          <text:p text:style-name="P31">Ouvrir le fichier : &lt;TOMCAT_HOME&gt;\conf\context.xml</text:p>
        </text:list-item>
        <text:list-item>
          <text:p text:style-name="P31">Changer la valeur de l’attribut « reloadable » par « true ».</text:p>
        </text:list-item>
      </text:list>
      <text:p text:style-name="P13">Voici le résultat :</text:p>
      <text:p text:style-name="P13"><text:span text:style-name="T10">&lt;Context reloadable="true"&gt;</text:span></text:p>
      <text:p text:style-name="P13"><text:span text:style-name="T10"><text:s text:c="3"/>......</text:span></text:p>
      <text:p text:style-name="P13"><text:span text:style-name="T10"><text:s text:c="3"/>......</text:span></text:p>
      <text:p text:style-name="P13"><text:span text:style-name="T10">&lt;/Context&gt;</text:span></text:p>
      <text:p text:style-name="P5"/>
      <text:list xml:id="list30605389" text:continue-numbering="true" text:style-name="WWNum21">
        <text:list-item>
          <text:p text:style-name="P31">Démarrer le serveur Tomcat en lançant le fichier « &lt;TOMCAT_HOME&gt;\bin\startup.bat ».</text:p>
        </text:list-item>
        <text:list-item>
          <text:p text:style-name="P31">Ouvrir un navigateur web.</text:p>
        </text:list-item>
        <text:list-item>
          <text:p text:style-name="P31">Taper l’adresse « localhost:9999 » dans la barre de navigation.</text:p>
        </text:list-item>
      </text:list>
      <text:p text:style-name="P13">On voit une page web concernant Apache Tomcat.</text:p>
      <text:list xml:id="list30606675" text:continue-numbering="true" text:style-name="WWNum21">
        <text:list-item>
          <text:p text:style-name="P31">Eteindre le serveur Tomcat en lançant le fichier « &lt;TOMCAT_HOME&gt;\bin\shutdown.bat ».</text:p>
        </text:list-item>
        <text:list-item>
          <text:p text:style-name="P31">Ouvrir un éditeur de texte, par exemple, Visual Studio Code.</text:p>
        </text:list-item>
        <text:list-item>
          <text:p text:style-name="P31">Ouvrir le dossier « &lt;TOMCAT_HOME&gt;\webapps ».</text:p>
        </text:list-item>
        <text:list-item>
          <text:p text:style-name="P31">Créer le dossier « hello » dans le dossier « &lt;TOMCAT_HOME&gt;\webapps\ ».</text:p>
        </text:list-item>
        <text:list-item>
          <text:p text:style-name="P31">Créer le dossier « WEB-INF » dans le dossier « &lt;TOMCAT_HOME&gt;\webapps\hello\ ».</text:p>
        </text:list-item>
        <text:list-item>
          <text:p text:style-name="P31">Créer le dossier « classes » dans le dossier « &lt;TOMCAT_HOME&gt;\webapps\hello\WEB-INF\ ».</text:p>
        </text:list-item>
        <text:list-item>
          <text:p text:style-name="P31">Créer le fichier « HelloHome.html » dans le dossier « &lt;TOMCAT_HOME&gt;\webapps\hello\ ».</text:p>
        </text:list-item>
      </text:list>
      <text:p text:style-name="P13"><text:span text:style-name="T9">Voici le contenu :</text:span></text:p>
      <text:p text:style-name="P13"><text:span text:style-name="T11">&lt;html&gt;</text:span></text:p>
      <text:p text:style-name="P13"><text:span text:style-name="T11"><text:s text:c="2"/>&lt;head&gt;&lt;title&gt;My Home Page&lt;/title&gt;&lt;/head&gt;</text:span></text:p>
      <text:p text:style-name="P13"><text:span text:style-name="T11"><text:s text:c="2"/>&lt;body&gt;</text:span></text:p>
      <text:p text:style-name="P13"><text:span text:style-name="T11"><text:s text:c="4"/>&lt;h1&gt;My Name is so and so. This is my HOME.&lt;/h1&gt;</text:span></text:p>
      <text:p text:style-name="P13"><text:soft-page-break/><text:span text:style-name="T11"><text:s text:c="2"/></text:span><text:span text:style-name="T10">&lt;/body&gt;</text:span></text:p>
      <text:p text:style-name="P13"><text:span text:style-name="T10">&lt;/html&gt;</text:span></text:p>
      <text:p text:style-name="P34"/>
      <text:list xml:id="list30613937" text:continue-numbering="true" text:style-name="WWNum21">
        <text:list-item>
          <text:p text:style-name="P31">Démarrer le serveur Tomcat en lançant le fichier « &lt;TOMCAT_HOME&gt;\bin\startup.bat ».</text:p>
        </text:list-item>
        <text:list-item>
          <text:p text:style-name="P31">Ouvrir un navigateur web.</text:p>
        </text:list-item>
        <text:list-item>
          <text:p text:style-name="P31">Taper l’adresse « localhost:9999/hello/HelloHome.html » dans la barre de navigation.</text:p>
        </text:list-item>
        <text:list-item>
          <text:p text:style-name="P31">Eteindre le serveur Tomcat en lançant le fichier « &lt;TOMCAT_HOME&gt;\bin\shutdown.bat ».</text:p>
        </text:list-item>
      </text:list>
      <text:list xml:id="list30619962" text:continue-list="list30609470" text:style-name="Outline">
        <text:list-item>
          <text:h text:style-name="Heading_20_1" text:outline-level="1"><text:bookmark-start text:name="__RefHeading__1306_857297168"/>Chapitre 19 : Comment créer un WAR sur IntelliJ ?<text:bookmark-end text:name="__RefHeading__1306_857297168"/></text:h>
        </text:list-item>
      </text:list>
      <text:p text:style-name="List_20_Paragraph"/>
      <text:list xml:id="list2385607175395750608" text:style-name="WWNum22">
        <text:list-item>
          <text:p text:style-name="P10">Ouvrir la ligne de commande « Terminal ».</text:p>
        </text:list-item>
        <text:list-item>
          <text:p text:style-name="P10">Se placer dans le dossier concerné.</text:p>
        </text:list-item>
        <text:list-item>
          <text:p text:style-name="P10">Taper la commande : <text:span text:style-name="T6">mvn clean install</text:span></text:p>
        </text:list-item>
      </text:list>
      <text:list xml:id="list30613476" text:continue-list="list30619962" text:style-name="Outline">
        <text:list-item>
          <text:h text:style-name="Heading_20_1" text:outline-level="1"><text:bookmark-start text:name="__RefHeading__1308_857297168"/>Chapitre 20 : Comment supprimer un commit à distance sur Git ?<text:bookmark-end text:name="__RefHeading__1308_857297168"/></text:h>
        </text:list-item>
      </text:list>
      <text:p text:style-name="List_20_Paragraph"/>
      <text:list xml:id="list7734147061878148557" text:style-name="WWNum23">
        <text:list-item>
          <text:p text:style-name="P11">Ouvrir la ligne de commande Git.</text:p>
        </text:list-item>
        <text:list-item>
          <text:p text:style-name="P11">Taper la commande : <text:span text:style-name="T6">git rebase -i numberOfTheCommit^</text:span></text:p>
        </text:list-item>
        <text:list-item>
          <text:p text:style-name="P11">Gérer les conflits.</text:p>
        </text:list-item>
        <text:list-item>
          <text:p text:style-name="P11">Taper la commande : <text:span text:style-name="T6">git add fichiersApresConflits</text:span></text:p>
        </text:list-item>
        <text:list-item>
          <text:p text:style-name="P11">Taper la commande : <text:span text:style-name="T6">git rebase --continue</text:span></text:p>
        </text:list-item>
        <text:list-item>
          <text:p text:style-name="P11">Taper la commande : <text:span text:style-name="T6">git push origin +theBranchOfTheCommits</text:span></text:p>
        </text:list-item>
      </text:list>
      <text:list xml:id="list30624386" text:continue-list="list30613476" text:style-name="Outline">
        <text:list-item>
          <text:h text:style-name="Heading_20_1" text:outline-level="1"><text:bookmark-start text:name="__RefHeading__1310_857297168"/>Chapitre 21 : Comment voir les logs de Catalina.out de Tomcat 7 dans Linux Red Hat ?<text:bookmark-end text:name="__RefHeading__1310_857297168"/></text:h>
        </text:list-item>
      </text:list>
      <text:p text:style-name="P1"/>
      <text:p text:style-name="Standard">Source : <text:a xlink:type="simple" xlink:href="https://stackoverflow.com/questions/4178605/tomcat-view-catalina-out-log-file" text:style-name="Internet_20_link" text:visited-style-name="Visited_20_Internet_20_Link">https://stackoverflow.com/questions/4178605/tomcat-view-catalina-out-log-file</text:a></text:p>
      <text:list xml:id="list2586139510569348203" text:style-name="WWNum24">
        <text:list-item>
          <text:p text:style-name="P12">Se connecter sur PuTTY.</text:p>
        </text:list-item>
        <text:list-item>
          <text:p text:style-name="P12">Ouvrir une session sur la machine Linux.</text:p>
        </text:list-item>
        <text:list-item>
          <text:p text:style-name="P12">Se placer dans le dossier : /var/lib/tomcat/logs du serveur tomcat7. </text:p>
        </text:list-item>
        <text:list-item>
          <text:p text:style-name="P12">Taper<text:bookmark text:name="_GoBack"/> la commande : <text:span text:style-name="T6">tail -f catalina.ou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3_20_Car" style:display-name="Titre 3 C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OYAU Jason (Prestataire)</meta:initial-creator>
    <dc:creator>Jason Aloyau</dc:creator>
    <meta:editing-cycles>50</meta:editing-cycles>
    <meta:creation-date>2018-09-13T15:54:00</meta:creation-date>
    <dc:date>2021-10-06T10:39:05.55</dc:date>
    <meta:editing-duration>PT15M50S</meta:editing-duration>
    <meta:generator>OpenOffice/4.1.8$Win32 OpenOffice.org_project/418m3$Build-9803</meta:generator>
    <meta:document-statistic meta:table-count="0" meta:image-count="0" meta:object-count="0" meta:page-count="9" meta:paragraph-count="269" meta:word-count="2445" meta:character-count="15700"/>
    <meta:user-defined meta:name="AppVersion">14.0000</meta:user-defined>
    <meta:user-defined meta:name="Company">CNP Assuran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